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85cm" fo:min-width="2.409cm"/>
    </style:style>
    <style:style style:name="gr3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1.551cm" fo:padding-top="0.201cm" fo:padding-bottom="0.201cm" fo:padding-left="0.326cm" fo:padding-right="0.3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37cm" fo:min-width="3.44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72cm" svg:height="18.737cm" svg:x="-0.37cm" svg:y="0.481cm">
          <draw:text-box>
            <text:p><text:s text:c="4"/>"csrs": [</text:p>
            <text:p><text:s text:c="20"/>{</text:p>
            <text:p><text:s text:c="24"/>"name": "uart",</text:p>
            <text:p><text:s text:c="24"/>"descr": "UART software accessible registers.",</text:p>
            <text:p><text:s text:c="24"/>"regs": [</text:p>
            <text:p><text:s text:c="28"/>{</text:p>
            <text:p><text:s text:c="32"/>"name": "softreset",</text:p>
            <text:p><text:s text:c="32"/>"type": "W",</text:p>
            <text:p><text:s text:c="32"/>"n_bits": 1,</text:p>
            <text:p><text:s text:c="32"/>"rst_val": 0,</text:p>
            <text:p><text:s text:c="32"/>"addr": 0,</text:p>
            <text:p><text:s text:c="32"/>"log2n_items": 0,</text:p>
            <text:p><text:s text:c="32"/>"autoreg": True,</text:p>
            <text:p><text:s text:c="32"/>"descr": "Soft reset.",</text:p>
            <text:p><text:s text:c="28"/>},</text:p>
            <text:p><text:s text:c="28"/>{</text:p>
            <text:p><text:s text:c="32"/>"name": "div",</text:p>
            <text:p><text:s text:c="32"/>"type": "W",</text:p>
            <text:p><text:s text:c="32"/>"n_bits": 16,</text:p>
            <text:p><text:s text:c="32"/>"rst_val": 0,</text:p>
            <text:p><text:s text:c="32"/>"addr": 2,</text:p>
            <text:p><text:s text:c="32"/>"log2n_items": 0,</text:p>
            <text:p><text:s text:c="32"/>"autoreg": True,</text:p>
            <text:p><text:s text:c="32"/>"descr": "Bit duration in system clock cycles.",</text:p>
            <text:p><text:s text:c="28"/>},</text:p>
            <text:p><text:s text:c="13"/></text:p>
          </draw:text-box>
        </draw:frame>
        <draw:custom-shape draw:style-name="gr2" draw:text-style-name="P2" xml:id="id1" draw:id="id1" draw:layer="layout" svg:width="5.193cm" svg:height="1.311cm" draw:transform="rotate (1.56538580611371) translate (15.971cm 10.945cm)">
          <draw:glue-point draw:id="8" svg:x="5.011cm" svg:y="-2.425cm"/>
          <draw:glue-point draw:id="9" svg:x="4.533cm" svg:y="2.42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2" draw:layer="layout" svg:x1="13.492cm" svg:y1="8.345cm" svg:x2="15.987cm" svg:y2="8.348cm" draw:end-shape="id1" draw:end-glue-point="5" svg:d="M13492 8345h993v3h1502" svg:viewBox="0 0 2496 4">
          <text:p/>
        </draw:connector>
        <draw:connector draw:style-name="gr3" draw:text-style-name="P2" draw:layer="layout" svg:x1="22.952cm" svg:y1="4.745cm" svg:x2="17.311cm" svg:y2="7.091cm" draw:start-shape="id2" draw:start-glue-point="3" draw:end-shape="id1" draw:end-glue-point="8" svg:d="M22952 4745h-2821v2346h-2820" svg:viewBox="0 0 5642 2347">
          <text:p/>
        </draw:connector>
        <draw:connector draw:style-name="gr3" draw:text-style-name="P2" draw:layer="layout" svg:x1="17.247cm" svg:y1="9.613cm" svg:x2="23.048cm" svg:y2="14.546cm" draw:start-shape="id1" draw:start-glue-point="9" draw:end-shape="id3" draw:end-glue-point="3" svg:d="M17247 9613h2932v4933h2869" svg:viewBox="0 0 5802 4934">
          <text:p/>
        </draw:connector>
        <draw:frame draw:style-name="gr4" draw:text-style-name="P4" draw:layer="layout" svg:width="4.494cm" svg:height="1.114cm" svg:x="11.494cm" svg:y="7.114cm">
          <draw:text-box>
            <text:p text:style-name="P3"><text:span text:style-name="T1">uart_ctr_bus</text:span></text:p>
          </draw:text-box>
        </draw:frame>
        <draw:custom-shape draw:style-name="gr5" draw:text-style-name="P2" xml:id="id2" draw:id="id2" draw:layer="layout" svg:width="3.945cm" svg:height="2.887cm" svg:x="22.952cm" svg:y="3.302cm">
          <text:p text:style-name="P2">softreset</text:p>
          <text:p text:style-name="P2">reg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3.945cm" svg:height="2.887cm" svg:x="23.048cm" svg:y="13.103cm">
          <text:p text:style-name="P2">other</text:p>
          <text:p text:style-name="P2">regs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.945cm" svg:height="2.887cm" svg:x="23.047cm" svg:y="6.951cm">
          <text:p text:style-name="P2">div</text:p>
          <text:p text:style-name="P2">re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7.299cm" svg:y1="8.356cm" svg:x2="23.047cm" svg:y2="8.394cm" draw:start-shape="id1" draw:start-glue-point="7" draw:end-shape="id4" draw:end-glue-point="3" svg:d="M17299 8356h2880v38h2868" svg:viewBox="0 0 5749 3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4-08-26T19:07:10.260920029</dc:date>
    <meta:editing-duration>PT2H22M58S</meta:editing-duration>
    <meta:editing-cycles>20</meta:editing-cycles>
    <meta:generator>LibreOffice/7.3.7.2$Linux_X86_64 LibreOffice_project/30$Build-2</meta:generator>
    <meta:document-statistic meta:object-count="10"/>
  </office:meta>
</office:document-meta>
</file>